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48pt" fo:font-weight="bold" style:font-size-asian="48pt" style:font-size-complex="48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48pt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Uratowani z wielkiej otchłani</text:span><text:span text:style-name="T1"><text:line-break/></text:span><text:span text:style-name="T1">Nie oszczędzajcie nóg, ruszajcie w tany</text:span><text:span text:style-name="T1"><text:line-break/></text:span><text:span text:style-name="T1">Wy wyciągnięci z głębokiej toni</text:span><text:span text:style-name="T1"><text:line-break/></text:span><text:span text:style-name="T1">Nie oszczędzajcie dłoni, klaszczcie głośno ta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Uratowani z wielkiej otchłani</text:span><text:span text:style-name="T1"><text:line-break/></text:span><text:span text:style-name="T1">Nie oszczędzajcie nóg ruszajcie w tany</text:span><text:span text:style-name="T1"><text:line-break/></text:span><text:span text:style-name="T1">Wy Bożą łaską obdarowani</text:span><text:span text:style-name="T1"><text:line-break/></text:span><text:span text:style-name="T1">Nie zamykajcie ust, śpiewajcie o tym, ż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Jego gniew tylko chwilę trwa</text:span><text:span text:style-name="T1"><text:line-break/></text:span><text:span text:style-name="T1">A przychylność życie całe</text:span><text:span text:style-name="T1"><text:line-break/></text:span><text:span text:style-name="T1">Choć wieczorem bywa płacz</text:span><text:span text:style-name="T1"><text:line-break/></text:span><text:span text:style-name="T1">To poranek budzi się</text:span><text:span text:style-name="T1"><text:line-break/></text:span><text:span text:style-name="T1">Radosnym świętowani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ren:</text:span><text:span text:style-name="T1"><text:line-break/></text:span><text:span text:style-name="T1">Moje narzekanie</text:span><text:span text:style-name="T1"><text:line-break/></text:span><text:span text:style-name="T1">Zamienione w taniec, dobry Panie</text:span><text:span text:style-name="T1"><text:line-break/></text:span><text:span text:style-name="T1">Rozwiązałeś mój pokutny wó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Moje narzekanie</text:span><text:span text:style-name="T1"><text:line-break/></text:span><text:span text:style-name="T1">Zamienione w taniec, moja dusza</text:span><text:span text:style-name="T1"><text:line-break/></text:span><text:span text:style-name="T1">Śpiewa, nigdy nie zamilknie już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Wysławiać będę Twe imię święte</text:span><text:span text:style-name="T1"><text:line-break/></text:span><text:span text:style-name="T1">Oddawać Tobie chwałę całym sobą</text:span><text:span text:style-name="T1"><text:line-break/></text:span><text:span text:style-name="T1">Za przebaczenie za uzdrowienie</text:span><text:span text:style-name="T1"><text:line-break/></text:span><text:span text:style-name="T1">I za to, że od śmierci wybawiłeś mn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Bo Twój gniew tylko chwilę trwa,</text:span><text:span text:style-name="T1"><text:line-break/></text:span><text:span text:style-name="T1">a przychylność życie całe!</text:span><text:span text:style-name="T1"><text:line-break/></text:span><text:span text:style-name="T1">Choć wieczorem bywa płacz</text:span><text:span text:style-name="T1"><text:line-break/></text:span><text:span text:style-name="T1">to poranek budzi się</text:span><text:span text:style-name="T1"><text:line-break/></text:span><text:span text:style-name="T1">radosnym świętowaniem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ren:</text:span><text:span text:style-name="T1"><text:line-break/></text:span><text:span text:style-name="T1">Moje narzekanie</text:span><text:span text:style-name="T1"><text:line-break/></text:span><text:span text:style-name="T1">Zamienione w taniec, dobry Panie</text:span><text:span text:style-name="T1"><text:line-break/></text:span><text:span text:style-name="T1">Rozwiązałeś mój pokutny wó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Moje narzekanie</text:span><text:span text:style-name="T1"><text:line-break/></text:span><text:span text:style-name="T1">Zamienione w taniec, moja dusza</text:span><text:span text:style-name="T1"><text:line-break/></text:span><text:span text:style-name="T1">Śpiewa, nigdy nie zamilknie już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6-06-07T16:48:14</meta:creation-date>
    <dc:creator>Woda Życia</dc:creator>
    <dc:date>2017-05-22T20:58:37.03</dc:date>
    <dc:language>pl-PL</dc:language>
    <meta:editing-cycles>14</meta:editing-cycles>
    <meta:editing-duration>PT29M4S</meta:editing-duration>
    <meta:document-statistic meta:object-count="48"/>
    <meta:user-defined meta:name="Info 1"/>
    <meta:user-defined meta:name="Info 2"/>
    <meta:user-defined meta:name="Info 3"/>
    <meta:user-defined meta:name="Info 4"/>
  </office:meta>
</office:document-meta>
</file>